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text-properties style:font-name="Calibri" fo:font-size="11pt" style:font-size-asian="11pt" style:font-size-complex="11pt"/>
    </style:style>
    <style:style style:name="P5" style:family="paragraph" style:parent-style-name="Text_20_body">
      <style:text-properties style:font-name="Calibri" fo:font-size="11pt" officeooo:rsid="0010687a" officeooo:paragraph-rsid="0010687a" style:font-size-asian="11pt" style:font-size-complex="11pt"/>
    </style:style>
    <style:style style:name="P6" style:family="paragraph" style:parent-style-name="Text_20_body">
      <style:text-properties style:font-name="Calibri" fo:font-size="10pt" style:font-size-asian="10pt" style:font-size-complex="10pt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officeooo:rsid="0010687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GROUPE : <text:s/><text:span text:style-name="T8">Nom et Prénom , Poste , Données faits</text:span></text:p>
      <text:p text:style-name="P5"><text:span text:style-name="T9">INTWARI BENI GLAD STONE <text:s/></text:span><text:span text:style-name="T10">Chef de projet - T</text:span><text:span text:style-name="Strong_20_Emphasis"><text:span text:style-name="T9">ransport</text:span></text:span></text:p>
      <text:p text:style-name="P5"><text:span text:style-name="T9">IRAKOZE BENI sécretaire – </text:span><text:span text:style-name="Strong_20_Emphasis"><text:span text:style-name="T9">Sécretaire - Repas</text:span></text:span></text:p>
      <text:p text:style-name="P5"><text:span text:style-name="T9">NDABIGEZE ENACK PHILIPPE - </text:span><text:span text:style-name="Strong_20_Emphasis"><text:span text:style-name="T9">Électroménagers</text:span></text:span></text:p>
      <text:p text:style-name="P5"><text:span text:style-name="T9">MUTONI KESSY OLEGUE - </text:span><text:span text:style-name="Strong_20_Emphasis"><text:span text:style-name="T9">Objets Numériques</text:span></text:span></text:p>
      <text:p text:style-name="P5"><text:span text:style-name="T9">DUSHIME NORIA AMARYLLIS - </text:span><text:span text:style-name="Strong_20_Emphasis"><text:span text:style-name="T9">Fruits</text:span></text:span></text:p>
      <text:p text:style-name="P5"><text:span text:style-name="T9">GIRINGANJI AUDRY BONTE - </text:span><text:span text:style-name="Strong_20_Emphasis"><text:span text:style-name="T9">Légumes</text:span></text:span></text:p>
      <text:p text:style-name="P4"/>
      <text:p text:style-name="P4">Voici un résumé des jeux de données utilisés dans <text:span text:style-name="T4">notre</text:span> code JavaScript pour calculer les empreintes carbone liées à différents aspects de la vie quotidienne. Ils sont regroupés par catégorie :</text:p>
      <text:list text:style-name="L1">
        <text:list-item>
          <text:p text:style-name="P2"><text:span text:style-name="Strong_20_Emphasis"><text:span text:style-name="T3">Transport</text:span></text:span></text:p>
          <text:list>
            <text:list-item>
              <text:p text:style-name="P3"><text:span text:style-name="Strong_20_Emphasis"><text:span text:style-name="T3">Métro</text:span></text:span><text:span text:style-name="T3"> : Coefficient de 0,004 kg CO2 par km.</text:span></text:p>
            </text:list-item>
            <text:list-item>
              <text:p text:style-name="P3"><text:span text:style-name="Strong_20_Emphasis"><text:span text:style-name="T3">Bus</text:span></text:span><text:span text:style-name="T3"> : Coefficient de 0,113 kg CO2 par km.</text:span></text:p>
            </text:list-item>
            <text:list-item>
              <text:p text:style-name="P3"><text:span text:style-name="Strong_20_Emphasis"><text:span text:style-name="T3">Vélo/Pied</text:span></text:span><text:span text:style-name="T3"> : Pas d'émissions de CO2.</text:span></text:p>
            </text:list-item>
          </text:list>
        </text:list-item>
        <text:list-item>
          <text:p text:style-name="P2"><text:span text:style-name="Strong_20_Emphasis"><text:span text:style-name="T3">Repas</text:span></text:span></text:p>
          <text:list>
            <text:list-item>
              <text:p text:style-name="P3"><text:span text:style-name="Strong_20_Emphasis"><text:span text:style-name="T3">Poisson Gras</text:span></text:span><text:span text:style-name="T3"> : 1,1 kg CO2 par repas.</text:span></text:p>
            </text:list-item>
            <text:list-item>
              <text:p text:style-name="P3"><text:span text:style-name="Strong_20_Emphasis"><text:span text:style-name="T3">Poisson Blanc</text:span></text:span><text:span text:style-name="T3"> : 2 kg CO2 par repas.</text:span></text:p>
            </text:list-item>
            <text:list-item>
              <text:p text:style-name="P3"><text:span text:style-name="Strong_20_Emphasis"><text:span text:style-name="T3">Poulet</text:span></text:span><text:span text:style-name="T3"> : 1,6 kg CO2 par repas.</text:span></text:p>
            </text:list-item>
            <text:list-item>
              <text:p text:style-name="P3"><text:span text:style-name="Strong_20_Emphasis"><text:span text:style-name="T3">Végétarien</text:span></text:span><text:span text:style-name="T3"> : 0,5 kg CO2 par repas.</text:span></text:p>
            </text:list-item>
          </text:list>
        </text:list-item>
        <text:list-item>
          <text:p text:style-name="P2"><text:span text:style-name="Strong_20_Emphasis"><text:span text:style-name="T3">Électroménagers</text:span></text:span></text:p>
          <text:list>
            <text:list-item>
              <text:p text:style-name="P3"><text:span text:style-name="Strong_20_Emphasis"><text:span text:style-name="T3">Bouilloire</text:span></text:span><text:span text:style-name="T3"> : 31,64 kg CO2 par utilisation.</text:span></text:p>
            </text:list-item>
            <text:list-item>
              <text:p text:style-name="P3"><text:span text:style-name="Strong_20_Emphasis"><text:span text:style-name="T3">Aspirateur</text:span></text:span><text:span text:style-name="T3"> : 47 kg CO2 par utilisation.</text:span></text:p>
            </text:list-item>
            <text:list-item>
              <text:p text:style-name="P3"><text:span text:style-name="Strong_20_Emphasis"><text:span text:style-name="T3">Cafetière Filtre</text:span></text:span><text:span text:style-name="T3"> : 35,92 kg CO2 par utilisation.</text:span></text:p>
            </text:list-item>
            <text:list-item>
              <text:p text:style-name="P3"><text:span text:style-name="Strong_20_Emphasis"><text:span text:style-name="T3">Four Électrique</text:span></text:span><text:span text:style-name="T3"> : 75,57 kg CO2 par utilisation.</text:span></text:p>
            </text:list-item>
            <text:list-item>
              <text:p text:style-name="P3"><text:span text:style-name="Strong_20_Emphasis"><text:span text:style-name="T3">Climatiseur</text:span></text:span><text:span text:style-name="T3"> : 109,56 kg CO2 par utilisation.</text:span></text:p>
            </text:list-item>
            <text:list-item>
              <text:p text:style-name="P3"><text:span text:style-name="Strong_20_Emphasis"><text:span text:style-name="T3">Lave-Vaisselle</text:span></text:span><text:span text:style-name="T3"> : 219,44 kg CO2 par utilisation.</text:span></text:p>
            </text:list-item>
            <text:list-item>
              <text:p text:style-name="P3"><text:span text:style-name="Strong_20_Emphasis"><text:span text:style-name="T3">Lave-Linge (7 kg)</text:span></text:span><text:span text:style-name="T3"> : 216,93 kg CO2 par utilisation.</text:span></text:p>
            </text:list-item>
          </text:list>
        </text:list-item>
        <text:list-item>
          <text:p text:style-name="P2"><text:span text:style-name="Strong_20_Emphasis"><text:span text:style-name="T3">Objets Numériques</text:span></text:span></text:p>
          <text:list>
            <text:list-item>
              <text:p text:style-name="P3"><text:span text:style-name="Strong_20_Emphasis"><text:span text:style-name="T3">Enceinte Bluetooth</text:span></text:span><text:span text:style-name="T3"> : 1,12 kg CO2 par heure d'utilisation.</text:span></text:p>
            </text:list-item>
            <text:list-item>
              <text:p text:style-name="P3"><text:span text:style-name="Strong_20_Emphasis"><text:span text:style-name="T3">Montre Connectée</text:span></text:span><text:span text:style-name="T3"> : 0,119 kg CO2 par heure d'utilisation.</text:span></text:p>
            </text:list-item>
            <text:list-item>
              <text:p text:style-name="P3"><text:span text:style-name="Strong_20_Emphasis"><text:span text:style-name="T3">Imprimante Jet d'Encre</text:span></text:span><text:span text:style-name="T3"> : 21,46 kg CO2 par heure d'utilisation.</text:span></text:p>
            </text:list-item>
            <text:list-item>
              <text:p text:style-name="P3"><text:span text:style-name="Strong_20_Emphasis"><text:span text:style-name="T3">Ordinateur Portable</text:span></text:span><text:span text:style-name="T3"> : 27,54 kg CO2 par heure d'utilisation.</text:span></text:p>
            </text:list-item>
            <text:list-item>
              <text:p text:style-name="P3"><text:span text:style-name="Strong_20_Emphasis"><text:span text:style-name="T3">Ordinateur Fixe/Bureau</text:span></text:span><text:span text:style-name="T3"> : 30,21 kg CO2 par heure d'utilisation.</text:span></text:p>
            </text:list-item>
            <text:list-item>
              <text:p text:style-name="P3"><text:span text:style-name="Strong_20_Emphasis"><text:span text:style-name="T3">Écran 24 Pouces</text:span></text:span><text:span text:style-name="T3"> : 20,46 kg CO2 par heure d'utilisation.</text:span></text:p>
            </text:list-item>
            <text:list-item>
              <text:p text:style-name="P3"><text:span text:style-name="Strong_20_Emphasis"><text:span text:style-name="T3">Télévision (40-49 Pouces)</text:span></text:span><text:span text:style-name="T3"> : 62,16 kg CO2 par heure d'utilisation.</text:span></text:p>
            </text:list-item>
            <text:list-item>
              <text:p text:style-name="P3"><text:span text:style-name="Strong_20_Emphasis"><text:span text:style-name="T3">Smartphone (5,5 pouces)</text:span></text:span><text:span text:style-name="T3"> : 0,533 kg CO2 par heure d'utilisation.</text:span></text:p>
            </text:list-item>
            <text:list-item>
              <text:p text:style-name="P3"><text:span text:style-name="Strong_20_Emphasis"><text:span text:style-name="T3">Tablette</text:span></text:span><text:span text:style-name="T3"> : 7,45 kg CO2 par heure d'utilisation.</text:span></text:p>
              <text:p text:style-name="P3"><text:span text:style-name="T3"/></text:p>
            </text:list-item>
          </text:list>
        </text:list-item>
        <text:list-item>
          <text:p text:style-name="P2"><text:span text:style-name="Strong_20_Emphasis"><text:span text:style-name="T3">Fruits</text:span></text:span></text:p>
          <text:list>
            <text:list-item>
              <text:p text:style-name="P3"><text:soft-page-break/><text:span text:style-name="Strong_20_Emphasis"><text:span text:style-name="T3">Ananas</text:span></text:span><text:span text:style-name="T3"> : 1,2 kg CO2 par unité.</text:span></text:p>
            </text:list-item>
            <text:list-item>
              <text:p text:style-name="P3"><text:span text:style-name="Strong_20_Emphasis"><text:span text:style-name="T3">Banane</text:span></text:span><text:span text:style-name="T3"> : 1,9 kg CO2 par unité.</text:span></text:p>
            </text:list-item>
            <text:list-item>
              <text:p text:style-name="P3"><text:span text:style-name="Strong_20_Emphasis"><text:span text:style-name="T3">Fruit de la Passion</text:span></text:span><text:span text:style-name="T3"> : 0,9 kg CO2 par unité.</text:span></text:p>
            </text:list-item>
            <text:list-item>
              <text:p text:style-name="P3"><text:span text:style-name="Strong_20_Emphasis"><text:span text:style-name="T3">Mangue</text:span></text:span><text:span text:style-name="T3"> : 15 kg CO2 par unité.</text:span></text:p>
            </text:list-item>
            <text:list-item>
              <text:p text:style-name="P3"><text:span text:style-name="Strong_20_Emphasis"><text:span text:style-name="T3">Pomme</text:span></text:span><text:span text:style-name="T3"> : 0,3 kg CO2 par unité.</text:span></text:p>
            </text:list-item>
            <text:list-item>
              <text:p text:style-name="P3"><text:span text:style-name="Strong_20_Emphasis"><text:span text:style-name="T3">Pamplemousse</text:span></text:span><text:span text:style-name="T3"> : 0,6 kg CO2 par unité.</text:span></text:p>
            </text:list-item>
          </text:list>
        </text:list-item>
        <text:list-item>
          <text:p text:style-name="P2"><text:span text:style-name="Strong_20_Emphasis"><text:span text:style-name="T3">Légumes</text:span></text:span></text:p>
          <text:list>
            <text:list-item>
              <text:p text:style-name="P3"><text:span text:style-name="Strong_20_Emphasis"><text:span text:style-name="T3">Asperge</text:span></text:span><text:span text:style-name="T3"> : 1,4 kg CO2 par unité.</text:span></text:p>
            </text:list-item>
            <text:list-item>
              <text:p text:style-name="P3"><text:span text:style-name="Strong_20_Emphasis"><text:span text:style-name="T3">Avocat</text:span></text:span><text:span text:style-name="T3"> : 2,8 kg CO2 par unité.</text:span></text:p>
            </text:list-item>
            <text:list-item>
              <text:p text:style-name="P3"><text:span text:style-name="Strong_20_Emphasis"><text:span text:style-name="T3">Champignon de Paris</text:span></text:span><text:span text:style-name="T3"> : 0,4 kg CO2 par unité.</text:span></text:p>
            </text:list-item>
            <text:list-item>
              <text:p text:style-name="P3"><text:span text:style-name="Strong_20_Emphasis"><text:span text:style-name="T3">Cresson</text:span></text:span><text:span text:style-name="T3"> : 0,8 kg CO2 par unité.</text:span></text:p>
            </text:list-item>
            <text:list-item>
              <text:p text:style-name="P3"><text:span text:style-name="Strong_20_Emphasis"><text:span text:style-name="T3">Endive</text:span></text:span><text:span text:style-name="T3"> : 0,8 kg CO2 par unité.</text:span></text:p>
            </text:list-item>
            <text:list-item>
              <text:p text:style-name="P3"><text:span text:style-name="Strong_20_Emphasis"><text:span text:style-name="T3">Épinard</text:span></text:span><text:span text:style-name="T3"> : 0,3 kg CO2 par unité.</text:span></text:p>
            </text:list-item>
            <text:list-item>
              <text:p text:style-name="P3"><text:span text:style-name="Strong_20_Emphasis"><text:span text:style-name="T3">Fenouil</text:span></text:span><text:span text:style-name="T3"> : 1 kg CO2 par unité.</text:span></text:p>
            </text:list-item>
            <text:list-item>
              <text:p text:style-name="P3"><text:span text:style-name="Strong_20_Emphasis"><text:span text:style-name="T3">Navet</text:span></text:span><text:span text:style-name="T3"> : 0,4 kg CO2 par unité.</text:span></text:p>
            </text:list-item>
            <text:list-item>
              <text:p text:style-name="P2"><text:span text:style-name="Strong_20_Emphasis"><text:span text:style-name="T3">Oignon</text:span></text:span><text:span text:style-name="T3"> : 0,4 kg CO2 par unité.</text:span></text:p>
            </text:list-item>
          </text:list>
        </text:list-item>
      </text:list>
      <text:p text:style-name="P6">Ces coefficients permettent d'estimer l'empreinte carbone de chaque catégorie en fonction du nombre d'unités ou d'heures d'utilisation saisi par l'utilisateur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4:20:05.881000000</meta:creation-date>
    <dc:date>2024-05-10T15:03:16.328000000</dc:date>
    <meta:editing-duration>PT43M10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4" meta:word-count="450" meta:character-count="2327" meta:non-whitespace-character-count="1972"/>
  </office:meta>
</office:document-meta>
</file>